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ortafolio index HTML</text:p>
      <text:p text:style-name="Normal">&lt;!DOCTYPE html&gt;</text:p>
      <text:p text:style-name="Normal">&lt;html lang="es"&gt;</text:p>
      <text:p text:style-name="Normal">&lt;head&gt;</text:p>
      <text:p text:style-name="Normal">    &lt;meta charset="UTF-8"&gt;</text:p>
      <text:p text:style-name="Normal">    &lt;meta name="viewport" content="width=device-width, initial-scale=1.0"&gt;</text:p>
      <text:p text:style-name="Normal">    &lt;title&gt;Inicio&lt;/title&gt;</text:p>
      <text:p text:style-name="Normal">    &lt;link rel="stylesheet" href="styles.css"&gt;</text:p>
      <text:p text:style-name="Normal">&lt;/head&gt;</text:p>
      <text:p text:style-name="Normal">&lt;body&gt;</text:p>
      <text:p text:style-name="Normal">    &lt;nav&gt;</text:p>
      <text:p text:style-name="Normal">        &lt;a href="index.html" class="active"&gt;Inicio&lt;/a&gt;</text:p>
      <text:p text:style-name="Normal">        &lt;a href="portafolio.html"&gt;Portafolio&lt;/a&gt;</text:p>
      <text:p text:style-name="Normal">        &lt;a href="contacto.html"&gt;Contacto&lt;/a&gt;</text:p>
      <text:p text:style-name="Normal">    &lt;/nav&gt;</text:p>
      <text:p text:style-name="Normal">    &lt;div class="container"&gt;</text:p>
      <text:p text:style-name="Normal">        &lt;section id="about"&gt;</text:p>
      <text:p text:style-name="Normal">            &lt;img src="src/Cafeteria.webp" alt="Cafeteria Bruma &amp; Café"&gt;</text:p>
      <text:p text:style-name="Normal">            &lt;h1&gt;Bruma &amp; Café&lt;/h1&gt;</text:p>
      <text:p text:style-name="Normal">            &lt;p&gt;Un ambiente ideal y acogedor, con espacios cómodos y prácticos perfectos para el coworking.&lt;/p&gt;</text:p>
      <text:p text:style-name="Normal">        &lt;/section&gt;</text:p>
      <text:p text:style-name="Normal">    &lt;/div&gt;</text:p>
      <text:p text:style-name="Normal"/>
      <text:p text:style-name="Normal">&lt;/body&gt;</text:p>
      <text:p text:style-name="Normal">&lt;footer&gt;</text:p>
      <text:p text:style-name="Normal">    &lt;p&gt;&amp;copy; 2025 Bruma &amp; Café. Todos los derechos reservados.&lt;/p&gt;</text:p>
      <text:p text:style-name="Normal">&lt;/footer&gt;</text:p>
      <text:p text:style-name="Normal"/>
      <text:p text:style-name="Normal">&lt;/html&gt;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a villazón</meta:initial-creator>
    <dc:creator>maria villazón</dc:creator>
    <meta:creation-date>2025-03-11T14:42:00Z</meta:creation-date>
    <dc:date>2025-03-11T14:43:00Z</dc:date>
    <meta:template xlink:href="Normal" xlink:type="simple"/>
    <meta:editing-cycles>1</meta:editing-cycles>
    <meta:editing-duration>PT60S</meta:editing-duration>
    <meta:document-statistic meta:page-count="2" meta:paragraph-count="1" meta:word-count="128" meta:character-count="832" meta:row-count="5" meta:non-whitespace-character-count="705"/>
  </office:meta>
</office:document-meta>
</file>